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900000231EFD85FD34BC2F67A.png" manifest:media-type="image/png"/>
  <manifest:file-entry manifest:full-path="Pictures/10004D500000357E000025DB987EE261FFDEA4C0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>
      <loext:graphic-properties draw:fill="solid" draw:fill-color="#ffffff"/>
      <style:text-properties fo:color="#b2b2b2" fo:font-size="150pt" style:font-size-asian="150pt" style:font-size-complex="150pt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2b2b2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666666" draw:fill="solid" draw:fill-color="#ffffff" fo:min-height="5.021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y="-0.0201in" svg:width="3.4902in" svg:height="2.4701in" draw:z-index="1"><draw:image xlink:href="Pictures/10004D500000357E000025DB987EE261FFDEA4C0.svg" xlink:type="simple" xlink:show="embed" xlink:actuate="onLoad" loext:mime-type="image/svg+xml"/><draw:image xlink:href="Pictures/100002010000031900000231EFD85FD34BC2F67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5" svg:width="5.9579in" svg:height="5.0217in" draw:transform="skewX (3.85924155697884E-017) rotate (-0.261799387799149) translate (1.31527777777778in 0.00902777777777778in)"><draw:text-box><text:p><text:span text:style-name="T3">TEST </text:span></text:p><text:p><text:span text:style-name="T3">VOI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9-07-08T15:01:34.842846436</dc:date>
    <meta:editing-duration>PT15M42S</meta:editing-duration>
    <meta:editing-cycles>5</meta:editing-cycles>
    <meta:generator>LibreOffice/6.0.4.2$MacOSX_X86_64 LibreOffice_project/9b0d9b32d5dcda91d2f1a96dc04c645c450872bf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